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4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5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9002101422275781464" text:style-name="L1">
        <text:list-item>
          <text:p text:style-name="P11">10:09 <text:s/>uphill</text:p>
        </text:list-item>
        <text:list-item>
          <text:p text:style-name="P11"><text:s text:c="2"/>8:49 <text:s/>downhill</text:p>
        </text:list-item>
        <text:list-item>
          <text:p text:style-name="P11"><text:s text:c="2"/>8:05 <text:s/>downhill</text:p>
        </text:list-item>
        <text:list-item>
          <text:p text:style-name="P11">10:37 <text:s/>uphill</text:p>
        </text:list-item>
        <text:list-item>
          <text:p text:style-name="P11"><text:s text:c="2"/>9:48 <text:s/>uphill</text:p>
        </text:list-item>
        <text:list-item>
          <text:p text:style-name="P11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6067914244042161953" text:style-name="L2">
        <text:list-item>
          <text:p text:style-name="P13">1:42.3 <text:tab/>5. <text:s/>1:39.6</text:p>
        </text:list-item>
      </text:list>
      <text:list xml:id="list6557717829421278257" text:style-name="L3">
        <text:list-item>
          <text:p text:style-name="P14">1:43.3<text:tab/><text:tab/>6. <text:s/>1:38.3</text:p>
        </text:list-item>
        <text:list-item>
          <text:p text:style-name="P14">1:46.0<text:tab/><text:tab/>7. <text:s/>1:39.1</text:p>
        </text:list-item>
        <text:list-item>
          <text:p text:style-name="P14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652350591416621082" text:style-name="L4">
        <text:list-item>
          <text:p text:style-name="P12">9:58<text:tab/><text:tab/>124</text:p>
        </text:list-item>
        <text:list-item>
          <text:p text:style-name="P12">9:59<text:tab/><text:tab/>130 </text:p>
        </text:list-item>
        <text:list-item>
          <text:p text:style-name="P12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10"/>
      <text:p text:style-name="P10">20.25 miles in the last week</text:p>
      <text:p text:style-name="P10"/>
      <text:p text:style-name="P10"/>
      <text:p text:style-name="P10"><text:soft-page-break/><text:span text:style-name="T2">Sat 8/27/16:</text:span> 4.5 miles</text:p>
      <text:p text:style-name="P9">I ran 3 miles in 30 minutes and then walked a half mile in 9 minutes. <text:s/>Later I cycled 3 miles which I take to be equivalent to <text:s/>1 mile of running.</text:p>
      <text:p text:style-name="P9"/>
      <text:p text:style-name="P10"><text:span text:style-name="T2">Sun 8/28/16:</text:span> 3.5 miles</text:p>
      <text:p text:style-name="P9">I ran 3 miles in 29:40 and then walked a half mile in 8 minutes. </text:p>
      <text:p text:style-name="P9"/>
      <text:p text:style-name="P9">Mon 8/29/16:<text:span text:style-name="T1"> 4 miles</text:span></text:p>
      <text:p text:style-name="P9">I walked ½ mile, ran and walked 3 miles in 37:30 and then walked a ½ mile in 8 minutes. <text:s text:c="2"/>While running and walking 3 miles I ran ¼ mile and walked ¼ mile and then repeated 5 more times until I covered 3 miles. </text:p>
      <text:p text:style-name="P9"/>
      <text:p text:style-name="P9">Tues 8/30/16: <text:span text:style-name="T1">3.5 miles</text:span></text:p>
      <text:p text:style-name="P9">I ran ¾ of a mile, walked ¼ of a mile and then repeated 2 more times until I covered 3 miles in 32:50. <text:s/>Then I walked a half mile in 8 minutes. </text:p>
      <text:p text:style-name="P9"/>
      <text:p text:style-name="P9">Wed 8/31/16: <text:span text:style-name="T1">4.5 miles</text:span></text:p>
      <text:p text:style-name="P9">I ran 4 miles on flat paths in 39:40. <text:s/>Then I walked ½ mile in 8:45.</text:p>
      <text:p text:style-name="P9"/>
      <text:p text:style-name="P9">Thur 9/1/16: <text:s/><text:span text:style-name="T1">4.5 miles</text:span></text:p>
      <text:p text:style-name="P9">I ran 4 miles on flat paths in 36:30. <text:s/>Then I walked ½ mile in </text:p>
      <text:p text:style-name="P9">8:00.</text:p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01T16:40:21.40</dc:date>
    <dc:creator>James Lombardi</dc:creator>
    <meta:editing-duration>PT18H53M18S</meta:editing-duration>
    <meta:editing-cycles>149</meta:editing-cycles>
    <meta:document-statistic meta:table-count="0" meta:image-count="0" meta:object-count="0" meta:page-count="7" meta:paragraph-count="133" meta:word-count="1502" meta:character-count="7368"/>
  </office:meta>
</office:document-meta>
</file>